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Consolas" svg:font-family="Consolas" style:font-family-generic="swiss"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style:font-name="Arial Black" officeooo:rsid="000f1ec4" officeooo:paragraph-rsid="000f1ec4"/>
    </style:style>
    <style:style style:name="P2" style:family="paragraph" style:parent-style-name="Header">
      <style:text-properties style:font-name="Arial Black" officeooo:rsid="000f1ec4" officeooo:paragraph-rsid="000f1ec4"/>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list-style-name="L1">
      <style:paragraph-properties fo:margin-top="0cm" fo:margin-bottom="0.199cm" style:contextual-spacing="false" fo:text-align="justify" style:justify-single-word="false"/>
      <style:text-properties style:font-name="Arial"/>
    </style:style>
    <style:style style:name="P5" style:family="paragraph" style:parent-style-name="Standard" style:list-style-name="L2">
      <style:paragraph-properties fo:margin-top="0cm" fo:margin-bottom="0.199cm" style:contextual-spacing="false" fo:text-align="justify" style:justify-single-word="false"/>
      <style:text-properties style:font-name="Arial"/>
    </style:style>
    <style:style style:name="P6" style:family="paragraph" style:parent-style-name="Standard">
      <style:paragraph-properties fo:margin-top="0cm" fo:margin-bottom="0.3cm" style:contextual-spacing="false" fo:text-align="justify" style:justify-single-word="false"/>
      <style:text-properties style:font-name="Arial"/>
    </style:style>
    <style:style style:name="P7" style:family="paragraph" style:parent-style-name="Standard" style:master-page-name="">
      <style:paragraph-properties fo:margin-top="0cm" fo:margin-bottom="0.199cm" style:contextual-spacing="false" fo:text-align="justify" style:justify-single-word="false" style:page-number="auto"/>
      <style:text-properties style:font-name="Arial"/>
    </style:style>
    <style:style style:name="P8" style:family="paragraph" style:parent-style-name="Standard">
      <style:paragraph-properties fo:margin-top="0cm" fo:margin-bottom="0.199cm" style:contextual-spacing="false" fo:text-align="justify" style:justify-single-word="false"/>
      <style:text-properties style:font-name="Arial"/>
    </style:style>
    <style:style style:name="P9" style:family="paragraph" style:parent-style-name="Standard">
      <style:paragraph-properties fo:margin-top="0cm" fo:margin-bottom="0.199cm" style:contextual-spacing="false" fo:text-align="justify" style:justify-single-word="false" fo:break-before="page"/>
      <style:text-properties style:font-name="Arial"/>
    </style:style>
    <style:style style:name="P10" style:family="paragraph" style:parent-style-name="Standard">
      <style:paragraph-properties fo:margin-top="0.3cm" fo:margin-bottom="0.199cm" style:contextual-spacing="false" fo:text-align="justify" style:justify-single-word="false"/>
      <style:text-properties style:font-name="Arial"/>
    </style:style>
    <style:style style:name="P11" style:family="paragraph" style:parent-style-name="Standard">
      <style:paragraph-properties fo:margin-top="0.3cm" fo:margin-bottom="0.3cm" style:contextual-spacing="false" fo:text-align="justify" style:justify-single-word="false"/>
      <style:text-properties style:font-name="Arial"/>
    </style:style>
    <style:style style:name="P12" style:family="paragraph" style:parent-style-name="Standard">
      <style:paragraph-properties fo:text-align="justify" style:justify-single-word="false"/>
      <style:text-properties style:font-name="Arial Black" style:text-underline-style="solid" style:text-underline-width="auto" style:text-underline-color="font-color" officeooo:rsid="00102633" officeooo:paragraph-rsid="0010263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posición del caso:</text:p>
      <text:p text:style-name="P3"/>
      <text:p text:style-name="P7">La empresa BK ha recibido un nuevo encargo de software.</text:p>
      <text:p text:style-name="P8"/>
      <text:p text:style-name="P8">Se trata de diseñar una aplicación para una tienda especializada en vender productos estéticos.</text:p>
      <text:p text:style-name="P8"/>
      <text:p text:style-name="P6">La tienda desea trabajar con software libre. Además, desea explícitamente que la aplicación sea capaz de cumplir las siguientes tareas:</text:p>
      <text:list text:style-name="L1">
        <text:list-item>
          <text:p text:style-name="P4">Proporcionar facturas de las ventas.</text:p>
        </text:list-item>
        <text:list-item>
          <text:p text:style-name="P4">Llevar la cuenta de lo que vende cada trabajador.</text:p>
        </text:list-item>
        <text:list-item>
          <text:p text:style-name="P4">Controlar el stock de productos en almacén.</text:p>
        </text:list-item>
        <text:list-item>
          <text:p text:style-name="P4">Operar con lector de código de barras y tarjetas de crédito.</text:p>
        </text:list-item>
        <text:list-item>
          <text:p text:style-name="P4">Controlar los precios de los productos y ofrecer la posibilidad de operar con ellos.</text:p>
        </text:list-item>
        <text:list-item>
          <text:p text:style-name="P4">El tiempo de respuesta de la aplicación ha de ser lo menor posible.</text:p>
        </text:list-item>
        <text:list-item>
          <text:p text:style-name="P4">No se podrán procesar dos peticiones a la vez, aunque haya varios equipos funcionando simultáneamente.</text:p>
        </text:list-item>
        <text:list-item>
          <text:p text:style-name="P4">La empresa también quiere almacenar información de sus trabajadores: DNI, nombre, apellidos, número de la Seguridad Social, fecha de nacimiento, teléfono y localidad. Asimismo, de los productos interesa almacenar: código, marca, nombre comercial, precio, cantidad.</text:p>
        </text:list-item>
      </text:list>
      <text:p text:style-name="P10">Tendrás que diseñar una planificación del proyecto de desarrollo de ese software que cumpla con las premisas estudiadas en la presente unidad de trabajo.</text:p>
      <text:p text:style-name="P11">Esencialmente, el proyecto se divide en los siguientes apartados:</text:p>
      <text:list text:style-name="L2">
        <text:list-item>
          <text:p text:style-name="P5">Sintetiza el análisis de requerimientos del sistema para nuestro cliente. Plantea el diseño y determina el modelo de ciclo de vida más idóneo para esta aplicación.</text:p>
        </text:list-item>
        <text:list-item>
          <text:p text:style-name="P5">Planifica la codificación, indicando el lenguaje de programación y las herramientas que usarías para la obtención del código fuente, objeto y ejecutable, explicando por qué eliges esas herramientas.</text:p>
        </text:list-item>
        <text:list-item>
          <text:p text:style-name="P5">Planifica las restantes fases del ciclo de vida, indicando en cada una el objetivo que persigues y cómo lo harías.</text:p>
        </text:list-item>
      </text:list>
      <text:p text:style-name="P8"/>
      <text:p text:style-name="P8"/>
      <text:p text:style-name="P8"/>
      <text:p text:style-name="P8"/>
      <text:p text:style-name="P8"/>
      <text:p text:style-name="P8"/>
      <text:p text:style-name="P8"/>
      <text:p text:style-name="P8"/>
      <text:p text:style-name="P8"><text:soft-page-break/></text:p>
      <text:p text:style-name="P8">EXPLICACIÓN DETALLADA</text:p>
      <text:p text:style-name="P8"/>
      <text:p text:style-name="P8">Desgloso por apartados:</text:p>
      <text:p text:style-name="P8"/>
      <text:p text:style-name="P8">1. Sintetiza el análisis de requerimientos del sistema para nuestro cliente. Plantea el diseño y determina el modelo de ciclo de vida más idóneo para esta aplicación.</text:p>
      <text:p text:style-name="P8"/>
      <text:p text:style-name="P8">[Análisis: Indicar los requisitos funcionales y no funcionales de esa lista de requisitos o requerimientos proporcionada</text:p>
      <text:p text:style-name="P8"/>
      <text:p text:style-name="P8">Diseño: Se puede desglosar los campos que puede tener cada elemento fundamental de nuestra aplicación. Lo que trasladaríamos posteriormente a la base de datos como cada una de las entidades (por ejemplo, Trabajador, Factura, etc.. y la información que tendrá cada una, en el caso de la Factura podéis pensar qué tiene una factura para que le llamemos factura; un nombre de producto, unidades para ese producto, precio, trabajador que hace la venta, etc...). También podéis indicar las entradas y salidas de la aplicación, lo que necesita la aplicación para hacerla funcionar(por ejemplo, hay que escanear un código de barras) y lo que devuelve como resultado tras ejecutarse (por ejemplo la factura de la venta). También podríais indicar por ejemplo cómo calculamos el total de una factura, qué cuentas aritméticas se hacen para calcular el total. O cómo calculamos las ventas de un trabajador, pues hay que partir de las cuentas y añadir las nuevas facturas. <text:s/></text:p>
      <text:p text:style-name="P8"/>
      <text:p text:style-name="P8">Ciclo de vida: Elegir entre los distintos ciclos de vida, y el que mejor se adapte a las necesidades del proyecto, razonándolo. Por ejemplo, Cascada. Pero en el de cascada no habría evolutivos posibles...]</text:p>
      <text:p text:style-name="P8"/>
      <text:p text:style-name="P8">2. Planifica la codificación, indicando el lenguaje de programación y las herramientas que usarías para la obtención del código fuente, objeto y ejecutable, explicando por qué eliges esas herramientas.</text:p>
      <text:p text:style-name="P8"/>
      <text:p text:style-name="P8">[Elegir lenguaje y herramientas...ide, java - javac -editor de texto si es por consola...]</text:p>
      <text:p text:style-name="P8"/>
      <text:p text:style-name="P8">3. Planifica las restantes fases del ciclo de vida, indicando en cada una el objetivo que persigues y cómo lo harías.</text:p>
      <text:p text:style-name="P8"/>
      <text:p text:style-name="P8">[Hasta aquí hemos trabajado las fases de Análisis (requisitos que nos han dado en el enunciado), Diseño y Codificación. Ahora debemos hablar del resto de las fases, para qué servirían y cómo lo harías...si vas a usar en el Testing por ejemplo las pruebas unitarias y las pruebas de integración, solo una de ellas...]</text:p>
      <text:p text:style-name="P8"/>
      <text:p text:style-name="P8"/>
      <text:p text:style-name="P8">Criterios de puntuación. Total 10 puntos.</text:p>
      <text:p text:style-name="P8"><text:soft-page-break/>Planificación correcta de análisis de requisitos y elección de modelo de ciclo de vida: 3 puntos.</text:p>
      <text:p text:style-name="P8">Planificación correcta de las herramientas de programación en base a los requerimientos del cliente y secuencia de pasos a seguir: 2 puntos.</text:p>
      <text:p text:style-name="P8">Planificación correcta de pruebas, documentación, explotación y mantenimiento: 3 puntos.</text:p>
      <text:p text:style-name="P8">Uso de vocabulario específico, redacción clara, ideas fundamentales y orden en la secuencia de pasos: 2 puntos.</text:p>
      <text:p text:style-name="P8">Recursos necesarios para realizar la Tarea.</text:p>
      <text:p text:style-name="P8">Ordenador con procesador de textos.</text:p>
      <text:p text:style-name="P8"/>
      <text:p text:style-name="P8">Conexión a Internet.</text:p>
      <text:p text:style-name="P8"/>
      <text:p text:style-name="P8">Consejos y recomendaciones.</text:p>
      <text:p text:style-name="P8">Se pretende poner en práctica los conceptos aprendidos, de la forma más clara posible.</text:p>
      <text:p text:style-name="P8"/>
      <text:p text:style-name="P8">Para ello, se recomienda no extenderse mucho en las respuestas y dar prioridad en el orden de secuencia de pasos indicando siempre el objetivo que se persigue con cada uno de ellos.</text:p>
      <text:p text:style-name="P8"/>
      <text:p text:style-name="P8">Indicaciones de entrega.</text:p>
      <text:p text:style-name="P8">Una vez realizada la tarea elaborarás un único documento donde figuren las respuestas correspondientes. El envío se realizará a través de la plataforma de la forma establecida para ello, y el archivo se nombrará siguiendo las siguientes pautas:</text:p>
      <text:p text:style-name="P8"/>
      <text:p text:style-name="P8">apellido1_apellido2_nombre_SIGxx_Tarea</text:p>
      <text:p text:style-name="P8"/>
      <text:p text:style-name="P8"><text:s/></text:p>
      <text:p text:style-name="P8"/>
      <text:p text:style-name="P8">Asegúrate que el nombre no contenga la letra ñ, tildes ni caracteres especiales extraños. Así por ejemplo la alumna Begoña Sánchez Mañas para la primera unidad del MP de ED, debería nombrar esta tarea como...</text:p>
      <text:p text:style-name="P8"/>
      <text:p text:style-name="P8">sanchez_manas_begona_ED01_Tarea</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Consolas" svg:font-family="Consolas" style:font-family-generic="swiss"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Black" officeooo:rsid="000f1ec4" officeooo:paragraph-rsid="000f1ec4"/>
    </style:style>
    <style:style style:name="MP2" style:family="paragraph" style:parent-style-name="Footer">
      <style:paragraph-properties fo:text-align="end" style:justify-single-word="false"/>
      <style:text-properties style:font-name="Arial Black" officeooo:rsid="000f1ec4" officeooo:paragraph-rsid="000f1ec4"/>
    </style:style>
    <style:page-layout style:name="Mpm1">
      <style:page-layout-properties fo:page-width="21.001cm" fo:page-height="29.7cm" style:num-format="1" style:print-orientation="portrait" fo:margin-top="0.953cm" fo:margin-bottom="0.861cm" fo:margin-left="2cm" fo:margin-right="1.19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05cm" fo:margin-left="0cm" fo:margin-right="0cm" fo:margin-bottom="0.499cm" fo:background-color="transparent" draw:fill="none"/>
      </style:header-style>
      <style:footer-style>
        <style:header-footer-properties svg:height="1.296cm" fo:margin-left="0cm" fo:margin-right="0cm" fo:margin-top="0.499cm" fo:background-color="transparent" draw:fill="none"/>
      </style:footer-style>
    </style:page-layout>
  </office:automatic-styles>
  <office:master-styles>
    <style:master-page style:name="Standard" style:page-layout-name="Mpm1">
      <style:header>
        <text:p text:style-name="MP1">ED01</text:p>
      </style:header>
      <style:footer>
        <text:p text:style-name="MP2">Kevin Zamora Amel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09:44:37.394189250</meta:creation-date>
    <meta:generator>LibreOffice/7.5.7.1$Linux_X86_64 LibreOffice_project/50$Build-1</meta:generator>
    <dc:date>2023-11-09T13:10:52.599012381</dc:date>
    <meta:editing-duration>PT3H26M13S</meta:editing-duration>
    <meta:editing-cycles>6</meta:editing-cycles>
    <meta:document-statistic meta:table-count="0" meta:image-count="0" meta:object-count="0" meta:page-count="5" meta:paragraph-count="46" meta:word-count="846" meta:character-count="5371" meta:non-whitespace-character-count="4578"/>
  </office:meta>
</office:document-meta>
</file>